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M1" style:master-page-name="MP0" style:family="paragraph">
      <style:paragraph-properties fo:break-before="page" fo:text-align="center">
        <style:tab-stops>
          <style:tab-stop style:type="left" style:position="0.2777in"/>
          <style:tab-stop style:type="right" style:leader-style="dotted" style:leader-text="." style:position="6.493in"/>
        </style:tab-stops>
      </style:paragraph-properties>
      <style:text-properties style:font-name="Times New Roman" fo:text-shadow="0.0138in 0.0138in 0in #000000" fo:color="#0000FF" fo:font-size="16pt" style:font-size-asian="16pt"/>
    </style:style>
    <style:style style:name="P3" style:parent-style-name="Normal" style:family="paragraph">
      <style:text-properties style:language-asian="fr" style:country-asian="FR"/>
    </style:style>
    <style:style style:name="TableColumn5" style:family="table-column">
      <style:table-column-properties style:column-width="3.1986in" style:use-optimal-column-width="false"/>
    </style:style>
    <style:style style:name="TableColumn6" style:family="table-column">
      <style:table-column-properties style:column-width="3.1986in" style:use-optimal-column-width="false"/>
    </style:style>
    <style:style style:name="Table4" style:family="table">
      <style:table-properties style:width="6.3972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Arial" fo:font-weight="bold" style:font-weight-asian="bold" style:language-asian="fr" style:country-asian="FR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Arial" fo:font-weight="bold" style:font-weight-asian="bold" style:language-asian="fr" style:country-asian="F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P27" style:parent-style-name="Normal" style:family="paragraph">
      <style:text-properties style:language-asian="fr" style:country-asian="FR"/>
    </style:style>
    <style:style style:name="P28" style:parent-style-name="Normal" style:family="paragraph">
      <style:text-properties style:language-asian="fr" style:country-asian="FR"/>
    </style:style>
    <style:style style:name="P29" style:parent-style-name="Normal" style:family="paragraph">
      <style:text-properties style:font-name-complex="Arial" style:language-asian="fr" style:country-asian="FR"/>
    </style:style>
    <style:style style:name="TableColumn31" style:family="table-column">
      <style:table-column-properties style:column-width="3.1986in" style:use-optimal-column-width="false"/>
    </style:style>
    <style:style style:name="TableColumn32" style:family="table-column">
      <style:table-column-properties style:column-width="3.1986in" style:use-optimal-column-width="false"/>
    </style:style>
    <style:style style:name="Table30" style:family="table">
      <style:table-properties style:width="6.3972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Arial" fo:font-weight="bold" style:font-weight-asian="bold" style:language-asian="fr" style:country-asian="F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Arial" fo:font-weight="bold" style:font-weight-asian="bold" style:language-asian="fr" style:country-asian="F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Arial" style:language-asian="fr" style:country-asian="FR"/>
    </style:style>
    <style:style style:name="P53" style:parent-style-name="Normal" style:family="paragraph">
      <style:text-properties style:font-name-complex="Arial" style:language-asian="fr" style:country-asian="FR"/>
    </style:style>
    <style:style style:name="P54" style:parent-style-name="Normal" style:family="paragraph">
      <style:text-properties style:font-name-complex="Arial" style:language-asian="fr" style:country-asian="FR"/>
    </style:style>
    <style:style style:name="P55" style:parent-style-name="Paragraphedeliste" style:list-style-name="LFO4" style:family="paragraph">
      <style:text-properties style:font-name-complex="Arial" style:language-asian="fr" style:country-asian="FR"/>
    </style:style>
    <style:style style:name="P56" style:parent-style-name="Paragraphedeliste" style:list-style-name="LFO4" style:family="paragraph">
      <style:text-properties style:font-name-complex="Arial" style:language-asian="fr" style:country-asian="FR"/>
    </style:style>
    <style:style style:name="P57" style:parent-style-name="Paragraphedeliste" style:list-style-name="LFO4" style:family="paragraph">
      <style:text-properties style:font-name-complex="Arial" style:language-asian="fr" style:country-asian="FR"/>
    </style:style>
    <style:style style:name="P58" style:parent-style-name="Normal" style:family="paragraph">
      <style:text-properties style:font-name-complex="Arial" style:language-asian="fr" style:country-asian="FR"/>
    </style:style>
    <style:style style:name="P59" style:parent-style-name="Normal" style:family="paragraph">
      <style:text-properties style:language-asian="fr" style:country-asian="FR"/>
    </style:style>
    <style:style style:name="P60" style:parent-style-name="Normal" style:family="paragraph">
      <style:text-properties style:language-asian="fr" style:country-asian="FR"/>
    </style:style>
    <style:style style:name="P61" style:parent-style-name="Normal" style:family="paragraph">
      <style:text-properties style:font-name-complex="Arial" style:language-asian="fr" style:country-asian="FR"/>
    </style:style>
    <style:style style:name="P62" style:parent-style-name="Normal" style:family="paragraph">
      <style:text-properties style:font-name-complex="Arial" style:language-asian="fr" style:country-asian="FR"/>
    </style:style>
    <style:style style:name="P63" style:parent-style-name="Normal" style:family="paragraph">
      <style:text-properties style:font-name-complex="Arial" style:language-asian="fr" style:country-asian="FR"/>
    </style:style>
    <style:style style:name="P64" style:parent-style-name="Normal" style:family="paragraph">
      <style:text-properties style:font-name-complex="Arial" style:language-asian="fr" style:country-asian="FR"/>
    </style:style>
    <style:style style:name="P65" style:parent-style-name="Normal" style:family="paragraph">
      <style:text-properties style:font-name-complex="Arial" style:language-asian="fr" style:country-asian="FR"/>
    </style:style>
    <style:style style:name="T66" style:parent-style-name="Policepardéfaut" style:family="text">
      <style:text-properties style:font-name-complex="Arial" style:language-asian="fr" style:country-asian="FR"/>
    </style:style>
  </office:automatic-styles>
  <office:body>
    <office:text text:use-soft-page-breaks="true">
      <text:p text:style-name="P1"><text:bookmark-start text:name="_Toc520089867"/><text:bookmark-start text:name="_Toc520090605"/><text:bookmark-start text:name="_Toc520177521"/><text:bookmark-start text:name="_Toc520193624"/><text:bookmark-start text:name="_Toc520194607"/><text:bookmark-start text:name="_Toc520195205"/><text:bookmark-start text:name="_Toc520196455"/><text:bookmark-start text:name="_Toc525357478"/><text:bookmark-start text:name="_Toc525358320"/><text:bookmark-start text:name="_Toc527779561"/><text:bookmark-start text:name="_Toc527964711"/><text:bookmark-start text:name="_Toc527969733"/><text:bookmark-start text:name="_Toc527969867"/><text:bookmark-start text:name="_Toc528033797"/><text:bookmark-start text:name="_Toc532100432"/><text:bookmark-start text:name="_Toc20045971"/>DOCUMENT DE SYNTHESE SUR LE PROJET :</text:p>
      <text:p text:style-name="Normal"/>
      <text:p text:style-name="Normal"/>
      <text:h text:style-name="Titre1" text:outline-level="1"><text:bookmark-start text:name="_Toc193687400"/><text:bookmark-start text:name="_Toc193687538"/><text:bookmark-start text:name="_Toc193702325"/><text:bookmark-start text:name="_Toc201466360"/><text:bookmark-start text:name="_Toc202083254"/><text:bookmark-end text:name="_Toc520089867"/><text:bookmark-end text:name="_Toc520090605"/><text:bookmark-end text:name="_Toc520177521"/><text:bookmark-end text:name="_Toc520193624"/><text:bookmark-end text:name="_Toc520194607"/><text:bookmark-end text:name="_Toc520195205"/><text:bookmark-end text:name="_Toc520196455"/><text:bookmark-end text:name="_Toc525357478"/><text:bookmark-end text:name="_Toc525358320"/><text:bookmark-end text:name="_Toc527779561"/><text:bookmark-end text:name="_Toc527964711"/><text:bookmark-end text:name="_Toc527969733"/><text:bookmark-end text:name="_Toc527969867"/><text:bookmark-end text:name="_Toc528033797"/><text:bookmark-end text:name="_Toc532100432"/><text:bookmark-end text:name="_Toc20045971"/> <text:bookmark-end text:name="_Toc193687400"/><text:bookmark-end text:name="_Toc193687538"/><text:bookmark-end text:name="_Toc193702325"/><text:bookmark-end text:name="_Toc201466360"/><text:bookmark-end text:name="_Toc202083254"/>Noms/prénoms :</text:h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s :</text:p>
          </table:table-cell>
          <table:table-cell table:style-name="TableCell10">
            <text:p text:style-name="P11">Prénoms :</text:p>
          </table:table-cell>
        </table:table-row>
        <table:table-row table:style-name="TableRow12">
          <table:table-cell table:style-name="TableCell13">
            <text:p text:style-name="P14">Jouin</text:p>
          </table:table-cell>
          <table:table-cell table:style-name="TableCell15">
            <text:p text:style-name="P16">Jordan</text:p>
          </table:table-cell>
        </table:table-row>
        <table:table-row table:style-name="TableRow17">
          <table:table-cell table:style-name="TableCell18">
            <text:p text:style-name="P19">Suire</text:p>
          </table:table-cell>
          <table:table-cell table:style-name="TableCell20">
            <text:p text:style-name="P21">Arthur</text:p>
          </table:table-cell>
        </table:table-row>
        <table:table-row table:style-name="TableRow22">
          <table:table-cell table:style-name="TableCell23">
            <text:p text:style-name="P24">Terrien</text:p>
          </table:table-cell>
          <table:table-cell table:style-name="TableCell25">
            <text:p text:style-name="P26">Marius</text:p>
          </table:table-cell>
        </table:table-row>
      </table:table>
      <text:p text:style-name="P27"/>
      <text:p text:style-name="P28"/>
      <text:h text:style-name="Titre1" text:outline-level="1"> Tâches réalisées :</text:h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Machines d’apprentissage :</text:p>
          </table:table-cell>
          <table:table-cell table:style-name="TableCell36">
            <text:p text:style-name="P37">Fait ou non fait :</text:p>
          </table:table-cell>
        </table:table-row>
        <table:table-row table:style-name="TableRow38">
          <table:table-cell table:style-name="TableCell39">
            <text:p text:style-name="P40">Réseaux de neurones</text:p>
          </table:table-cell>
          <table:table-cell table:style-name="TableCell41">
            <text:p text:style-name="P42">Fait</text:p>
          </table:table-cell>
        </table:table-row>
        <table:table-row table:style-name="TableRow43">
          <table:table-cell table:style-name="TableCell44">
            <text:p text:style-name="P45">Arbres de décision</text:p>
          </table:table-cell>
          <table:table-cell table:style-name="TableCell46">
            <text:p text:style-name="P47">Fait</text:p>
          </table:table-cell>
        </table:table-row>
        <table:table-row table:style-name="TableRow48">
          <table:table-cell table:style-name="TableCell49">
            <text:p text:style-name="P50">SVM</text:p>
          </table:table-cell>
          <table:table-cell table:style-name="TableCell51">
            <text:p text:style-name="P52">Fait<text:s/></text:p>
          </table:table-cell>
        </table:table-row>
      </table:table>
      <text:p text:style-name="P53"/>
      <text:p text:style-name="P54">Nous avons testé les 3 solutions ainsi que leur taux d’erreur :<text:s/></text:p>
      <text:list text:style-name="LFO4" text:continue-numbering="true">
        <text:list-item>
          <text:p text:style-name="P55">SVM :<text:s/>18,75%</text:p>
        </text:list-item>
        <text:list-item>
          <text:p text:style-name="P56">Arbres de décisions : 23,44% pour 3 branches</text:p>
        </text:list-item>
        <text:list-item>
          <text:p text:style-name="P57">Réseaux de neurones :<text:s/>14,58% avec 6 neurones après<text:s/>2040<text:s/>itérations. Nous avons fixé un early stopping à 25% de différence sur les données de validation mais qui n’a pas eu lieu, le programme ne s’est pas arrêté en avance, il n’y a donc pas eu de sur-apprentissage.</text:p>
        </text:list-item>
      </text:list>
      <text:p text:style-name="P58">Nous avons donc retenu le réseau de neurones comme machine d’apprentissage<text:s/>pour nos données d’évaluation.</text:p>
      <text:p text:style-name="P59">Il faut donc lancer le fichier Réseaux_Neurones.py<text:s/>pour obtenir les résultats sur les valeurs évaluées.</text:p>
      <text:p text:style-name="P60"/>
      <text:h text:style-name="Titre1" text:outline-level="1">Partie optionnelle :</text:h>
      <text:p text:style-name="P61"/>
      <text:p text:style-name="P62">Nous nous sommes penchés sur la partie optionnelle consistant à établir une solution décidée grâce aux trois méthodes.</text:p>
      <text:p text:style-name="P63">Nous avons donc écrit nos solutions sous la forme de méthodes retournant chacune un tableau. Puis nous comparons ces tableaux pour déterminer la solution finale.</text:p>
      <text:p text:style-name="P64"/>
      <text:h text:style-name="Titre1" text:outline-level="1">Des idées ?</text:h>
      <text:p text:style-name="P65"/>
      <text:p text:style-name="Normal"><text:span text:style-name="T66">Une prédiction portée sur l’évolution des loyers d’appartement à Angers selon plusieurs critères serait très intéressante à notre sen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 fo:line-height="100%"/>
      <style:text-properties style:font-name-asian="Times New Roman" fo:font-weight="bold" style:font-weight-asian="bold" style:letter-kerning="true" fo:font-size="14pt" style:font-size-asian="14pt" style:font-size-complex="10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-asian="Times New Roman" fo:font-weight="bold" style:font-weight-asian="bold" fo:font-style="italic" style:font-style-asian="italic" fo:font-size="12pt" style:font-size-asian="12pt" style:font-size-complex="10pt" style:language-asian="fr" style:country-asian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-asian="Times New Roman" fo:font-size="12pt" style:font-size-asian="12pt" style:font-size-complex="10pt" style:language-asian="fr" style:country-asian="FR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-asian="Times New Roman" fo:font-weight="bold" style:font-weight-asian="bold" fo:font-size="12pt" style:font-size-asian="12pt" style:font-size-complex="10pt" style:language-asian="fr" style:country-asian="FR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Times New Roman" style:font-name-asian="Times New Roman" style:font-size-complex="10pt" style:language-asian="fr" style:country-asian="FR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Times New Roman" style:font-name-asian="Times New Roman" fo:font-style="italic" style:font-style-asian="italic" style:font-size-complex="10pt" style:language-asian="fr" style:country-asian="FR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-asian="Times New Roman" fo:font-size="10pt" style:font-size-asian="10pt" style:font-size-complex="10pt" style:language-asian="fr" style:country-asian="FR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-asian="Times New Roman" fo:font-style="italic" style:font-style-asian="italic" fo:font-size="10pt" style:font-size-asian="10pt" style:font-size-complex="10pt" style:language-asian="fr" style:country-asian="FR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-asian="Times New Roman" fo:font-weight="bold" style:font-weight-asian="bold" fo:font-style="italic" style:font-style-asian="italic" fo:font-size="9pt" style:font-size-asian="9pt" style:font-size-complex="10pt" style:language-asian="fr" style:country-asian="FR" fo:hyphenate="false"/>
    </style:style>
    <style:style style:name="Normal" style:display-name="Normal" style:family="paragraph">
      <style:text-properties style:font-name="Arial"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top="0.25in" fo:margin-bottom="0in" fo:line-height="100%"/>
      <style:text-properties style:font-name-asian="Times New Roman" fo:font-weight="bold" style:font-weight-asian="bold" fo:text-transform="uppercase" fo:font-size="12pt" style:font-size-asian="12pt" style:font-size-complex="10pt"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top="0.1666in" fo:margin-bottom="0in" fo:line-height="100%"/>
      <style:text-properties style:font-name="Times New Roman" style:font-name-asian="Times New Roman" fo:font-weight="bold" style:font-weight-asian="bold" fo:font-size="10pt" style:font-size-asian="10pt" style:font-size-complex="10pt"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in" fo:line-height="100%" fo:margin-left="0.1388in">
        <style:tab-stops/>
      </style:paragraph-properties>
      <style:text-properties style:font-name="Times New Roman" style:font-name-asian="Times New Roman" fo:font-size="10pt" style:font-size-asian="10pt" style:font-size-complex="10pt" style:language-asian="fr" style:country-asian="FR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together="always" fo:margin-top="0.3333in" fo:margin-bottom="0in" fo:line-height="115%"/>
      <style:text-properties style:font-name="Cambria" style:font-weight-complex="bold" fo:color="#365F91" style:letter-kerning="false" style:font-size-complex="14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itre1Car" style:display-name="Titre 1 Car" style:family="text" style:parent-style-name="Policepardéfaut">
      <style:text-properties style:font-name="Arial" style:font-name-asian="Times New Roman" style:font-name-complex="Times New Roman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Arial" style:font-name-asian="Times New Roman" style:font-name-complex="Times New Roman" fo:font-size="12pt" style:font-size-asian="12pt" style:font-size-complex="10pt" style:language-asian="fr" style:country-asian="FR"/>
    </style:style>
    <style:style style:name="Titre4Car" style:display-name="Titre 4 Car" style:family="text" style:parent-style-name="Policepardéfaut">
      <style:text-properties style:font-name="Arial" style:font-name-asian="Times New Roman" style:font-name-complex="Times New Roman" fo:font-weight="bold" style:font-weight-asian="bold" fo:font-size="12pt" style:font-size-asian="12pt" style:font-size-complex="10pt" style:language-asian="fr" style:country-asian="FR"/>
    </style:style>
    <style:style style:name="Titre5Car" style:display-name="Titre 5 Car" style:family="text" style:parent-style-name="Policepardéfaut">
      <style:text-properties style:font-name="Times New Roman" style:font-name-asian="Times New Roman" style:font-name-complex="Times New Roman" style:font-size-complex="10pt" style:language-asian="fr" style:country-asian="FR"/>
    </style:style>
    <style:style style:name="Titre6Car" style:display-name="Titre 6 Car" style:family="text" style:parent-style-name="Policepardéfaut">
      <style:text-properties style:font-name="Times New Roman" style:font-name-asian="Times New Roman" style:font-name-complex="Times New Roman" fo:font-style="italic" style:font-style-asian="italic" style:font-size-complex="10pt" style:language-asian="fr" style:country-asian="FR"/>
    </style:style>
    <style:style style:name="Titre7Car" style:display-name="Titre 7 Car" style:family="text" style:parent-style-name="Policepardéfaut">
      <style:text-properties style:font-name="Arial" style:font-name-asian="Times New Roman" style:font-name-complex="Times New Roman" fo:font-size="10pt" style:font-size-asian="10pt" style:font-size-complex="10pt" style:language-asian="fr" style:country-asian="FR"/>
    </style:style>
    <style:style style:name="Titre8Car" style:display-name="Titre 8 Car" style:family="text" style:parent-style-name="Policepardéfaut">
      <style:text-properties style:font-name="Arial" style:font-name-asian="Times New Roman" style:font-name-complex="Times New Roman" fo:font-style="italic" style:font-style-asian="italic" fo:font-size="10pt" style:font-size-asian="10pt" style:font-size-complex="10pt" style:language-asian="fr" style:country-asian="FR"/>
    </style:style>
    <style:style style:name="Titre9Car" style:display-name="Titre 9 Car" style:family="text" style:parent-style-name="Policepardéfaut">
      <style:text-properties style:font-name="Arial" style:font-name-asian="Times New Roman" style:font-name-complex="Times New Roman" fo:font-weight="bold" style:font-weight-asian="bold" fo:font-style="italic" style:font-style-asian="italic" fo:font-size="9pt" style:font-size-asian="9pt" style:font-size-complex="10pt" style:language-asian="fr" style:country-asian="FR"/>
    </style:style>
    <style:style style:name="texteFR" style:display-name="texteFR" style:family="text">
      <style:text-properties fo:language="fr" fo:country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8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niel SCHANG</meta:initial-creator>
    <dc:creator>Marius Terrien</dc:creator>
    <meta:creation-date>2020-01-10T15:35:00Z</meta:creation-date>
    <dc:date>2022-11-22T15:18:00Z</dc:date>
    <meta:print-date>2017-01-27T14:09:00Z</meta:print-date>
    <meta:template xlink:href="Normal" xlink:type="simple"/>
    <meta:editing-cycles>11</meta:editing-cycles>
    <meta:editing-duration>PT10620S</meta:editing-duration>
    <meta:document-statistic meta:page-count="2" meta:paragraph-count="2" meta:word-count="200" meta:character-count="1301" meta:row-count="9" meta:non-whitespace-character-count="1103"/>
  </office:meta>
</office:document-meta>
</file>